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High level MVC</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The problems of Ext.onReady</text:p>
          </draw:text-box>
        </draw:frame>
        <draw:frame presentation:style-name="pr4" draw:layer="layout" svg:width="24.639cm" svg:height="12.178cm" svg:x="1.4cm" svg:y="4.914cm" presentation:class="outline">
          <draw:text-box>
            <text:list text:style-name="L3">
              <text:list-item>
                <text:p>While Ext.onReady is fine as a technical tool is a very bad architectural tool.</text:p>
              </text:list-item>
              <text:list-item>
                <text:p>First, the order in which different Ext.onReady registered functions fire in a large application is a mystery because it depends on the order of loading the various JavaScript files. </text:p>
              </text:list-item>
              <text:list-item>
                <text:p>It leaves caring for this order in your hands and so you would have to have some higher level design to handle it.</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High level application design</text:p>
          </draw:text-box>
        </draw:frame>
        <draw:frame presentation:style-name="pr4" draw:layer="layout" svg:width="24.639cm" svg:height="13.882cm" svg:x="1.4cm" svg:y="4.914cm" presentation:class="outline" presentation:user-transformed="true">
          <draw:text-box>
            <text:list text:style-name="L3">
              <text:list-item>
                <text:p>Up till now we also have not seen any high level design in ExtJs.</text:p>
              </text:list-item>
              <text:list-item>
                <text:p>We were not forced to write our code in certain file names, nor were we forced to break up our code to say, models and stores, in order for it to be reusable in pages other than the one we are developing.</text:p>
              </text:list-item>
              <text:list-item>
                <text:p>This is not scalable development.</text:p>
              </text:list-item>
              <text:list-item>
                <text:p>Of-course, we could do this on our own, but then the job of designing a solution to these problems falls on u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High level application design</text:p>
          </draw:text-box>
        </draw:frame>
        <draw:frame presentation:style-name="pr4" draw:layer="layout" svg:width="24.639cm" svg:height="13.882cm" svg:x="1.4cm" svg:y="4.914cm" presentation:class="outline" presentation:user-transformed="true">
          <draw:text-box>
            <text:list text:style-name="L3">
              <text:list-item>
                <text:p>Up till now we also have not seen any high level design in ExtJs.</text:p>
              </text:list-item>
              <text:list-item>
                <text:p>We were not forced to write our code in certain file names, nor were we forced to break up our code to say, models and stores, in order for it to be reusable in pages other than the one we are developing.</text:p>
              </text:list-item>
              <text:list-item>
                <text:p>This is not scalable development.</text:p>
              </text:list-item>
              <text:list-item>
                <text:p>Of-course, we could do this on our own, but then the job of designing a solution to these problems falls on us.</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presentation:user-transformed="true">
          <draw:text-box>
            <text:p>Ext.Loader?</text:p>
          </draw:text-box>
        </draw:frame>
        <draw:frame presentation:style-name="pr4" draw:layer="layout" svg:width="24.639cm" svg:height="14.644cm" svg:x="1.4cm" svg:y="4.914cm" presentation:class="outline" presentation:user-transformed="true">
          <draw:text-box>
            <text:list text:style-name="L3">
              <text:list-item>
                <text:p>We did get help from Ext.Loader.</text:p>
              </text:list-item>
              <text:list-item>
                <text:p>If we use dynamic loading then we are forced into a naming convention for our classes and files (classes match file names and directory structure).</text:p>
              </text:list-item>
              <text:list-item>
                <text:p>This is a good idea.</text:p>
              </text:list-item>
              <text:list-item>
                <text:p>But this is not high level design, just a low level convention about naming our classes and files.</text:p>
              </text:list-item>
              <text:list-item>
                <text:p>And it's good to follow it even if you are not using the Loader.</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ExtJs High level MVC</text:p>
          </draw:text-box>
        </draw:frame>
        <draw:frame presentation:style-name="pr4" draw:layer="layout" svg:width="24.639cm" svg:height="12.178cm" svg:x="1.4cm" svg:y="4.914cm" presentation:class="outline">
          <draw:text-box>
            <text:list text:style-name="L3">
              <text:list-item>
                <text:p>Is yet another MV or rather MVC paradigm implemented in ExtJs.</text:p>
              </text:list-item>
              <text:list-item>
                <text:p>It aims to give us both guide lines and predefined classes that, if used correctly, will make sure that our code is well split and flexible.</text:p>
              </text:list-item>
              <text:list-item>
                <text:p>For instance, it's obvious that separating models from UI code is a good idea and this is indeed one thing that following ExtJs MVC guide lines will make sure we do.</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Should I use ExtJs MVC?</text:p>
          </draw:text-box>
        </draw:frame>
        <draw:frame presentation:style-name="pr4" draw:layer="layout" svg:width="24.639cm" svg:height="12.178cm" svg:x="1.4cm" svg:y="4.914cm" presentation:class="outline">
          <draw:text-box>
            <text:list text:style-name="L3">
              <text:list-item>
                <text:p>In a large application, definitely yes.</text:p>
              </text:list-item>
              <text:list-item>
                <text:p>It does make creating each page a bit more of a hassle since you need to split your code into parts and possibly put each part in a different file.</text:p>
              </text:list-item>
              <text:list-item>
                <text:p>But this is exactly what makes sure that you do not mix concerns in one piece of code and could reuse parts of your code in other pages as well.</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text-style-name="P2" draw:layer="layout" svg:width="25.199cm" svg:height="3.506cm" svg:x="1.4cm" svg:y="0.837cm" presentation:class="title">
          <draw:text-box>
            <text:p text:style-name="P2"><text:span text:style-name="T1">Ext.Application</text:span></text:p>
          </draw:text-box>
        </draw:frame>
        <draw:frame presentation:style-name="pr4" draw:layer="layout" svg:width="24.639cm" svg:height="14.898cm" svg:x="1.4cm" svg:y="4.914cm" presentation:class="outline" presentation:user-transformed="true">
          <draw:text-box>
            <text:list text:style-name="L3">
              <text:list-item>
                <text:p>Is your new entry point for application (instead of <text:span text:style-name="T1">Ext.onReady</text:span>)</text:p>
              </text:list-item>
              <text:list-item>
                <text:p>It is more object oriented.</text:p>
              </text:list-item>
              <text:list-item>
                <text:p>Override its <text:span text:style-name="T1">launch </text:span><text:span text:style-name="T2">method to determine what happens at application start.</text:span></text:p>
              </text:list-item>
              <text:list-item>
                <text:p><text:span text:style-name="T2">You need to determine which view will be shown</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text-style-name="P2" draw:layer="layout" svg:width="25.199cm" svg:height="3.506cm" svg:x="1.4cm" svg:y="0.837cm" presentation:class="title">
          <draw:text-box>
            <text:p text:style-name="P2"><text:span text:style-name="T1">Ext.Application – </text:span><text:span text:style-name="T2">the name of the application</text:span></text:p>
          </draw:text-box>
        </draw:frame>
        <draw:frame presentation:style-name="pr4" draw:layer="layout" svg:width="24.639cm" svg:height="14.898cm" svg:x="1.4cm" svg:y="4.914cm" presentation:class="outline" presentation:user-transformed="true">
          <draw:text-box>
            <text:list text:style-name="L3">
              <text:list-item>
                <text:p><text:span text:style-name="T2">When you define an application you should give it a </text:span><text:span text:style-name="T1">name </text:span><text:span text:style-name="T2">attribute.</text:span></text:p>
              </text:list-item>
              <text:list-item>
                <text:p><text:span text:style-name="T2">This will cause a new name-space by that name to be created.</text:span></text:p>
              </text:list-item>
              <text:list-item>
                <text:p><text:span text:style-name="T2">All of your views models and stores will be placed under that name-space.</text:span></text:p>
              </text:list-item>
              <text:list-item>
                <text:p><text:span text:style-name="T2">This means your physical and package name-space organization is determined by this name.</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Automatically creating a viewport</text:p>
          </draw:text-box>
        </draw:frame>
        <draw:frame presentation:style-name="pr4" draw:layer="layout" svg:width="24.639cm" svg:height="12.178cm" svg:x="1.4cm" svg:y="4.914cm" presentation:class="outline" presentation:user-transformed="true">
          <draw:text-box>
            <text:list text:style-name="L3">
              <text:list-item>
                <text:p><text:span text:style-name="T2">Using </text:span><text:span text:style-name="T1">autoCreateViewport: true </text:span><text:span text:style-name="T2">you can have the application object create a view port for you.</text:span></text:p>
              </text:list-item>
              <text:list-item>
                <text:p><text:span text:style-name="T2">Because you may want to configure the viewport in a certain way it will create an instance of the class </text:span><text:span text:style-name="T1">[yournamespace].view.Viewport</text:span><text:span text:style-name="T2"> which you should write and place in </text:span><text:span text:style-name="T1">[yourapproot]/view/Viewport.js</text:span><text:span text:style-name="T2">. </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Folder layout</text:p>
          </draw:text-box>
        </draw:frame>
        <draw:frame presentation:style-name="pr4" draw:layer="layout" svg:width="24.639cm" svg:height="12.178cm" svg:x="1.4cm" svg:y="4.914cm" presentation:class="outline">
          <draw:text-box>
            <text:list text:style-name="L3">
              <text:list-item>
                <text:p>It is a best practice to use the ExtJs folder conventions when laying out the files in an MVC type applications.</text:p>
              </text:list-item>
              <text:list-item>
                <text:p><text:span text:style-name="T1">view </text:span><text:span text:style-name="T2">folder</text:span>: all views.</text:p>
              </text:list-item>
              <text:list-item>
                <text:p><text:span text:style-name="T1">store </text:span><text:span text:style-name="T2">folder</text:span>: all stores.</text:p>
              </text:list-item>
              <text:list-item>
                <text:p><text:span text:style-name="T1">model</text:span> folder: all models.</text:p>
              </text:list-item>
              <text:list-item>
                <text:p><text:span text:style-name="T1">controller</text:span> folder: all controller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How do these components all connect?</text:p>
          </draw:text-box>
        </draw:frame>
        <draw:frame presentation:style-name="pr4" draw:layer="layout" svg:width="24.639cm" svg:height="12.178cm" svg:x="1.4cm" svg:y="4.914cm" presentation:class="outline" presentation:user-transformed="true">
          <draw:text-box>
            <text:list text:style-name="L3">
              <text:list-item>
                <text:p>By their fully qualified names, e.g. MyApp.view.MyView</text:p>
              </text:list-item>
              <text:list-item>
                <text:p>By their ids. Each store can have an id and when you specify a view you can use that store id instead of a direct reference.</text:p>
              </text:list-item>
              <text:list-item>
                <text:p>If you are going to use dynamic loading (you need to decide on this very early on in the development process) then you will also have to fill out a <text:span text:style-name="T1">require </text:span><text:span text:style-name="T2">field in each of these components.</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What are the views in ExtJs MVC?</text:p>
          </draw:text-box>
        </draw:frame>
        <draw:frame presentation:style-name="pr4" draw:layer="layout" svg:width="24.639cm" svg:height="12.178cm" svg:x="1.4cm" svg:y="4.914cm" presentation:class="outline">
          <draw:text-box>
            <text:list text:style-name="L3">
              <text:list-item>
                <text:p><text:span text:style-name="T3">Views are pieces of the screen that are somewhat independent in functionality.</text:span></text:p>
              </text:list-item>
              <text:list-item>
                <text:p>Sometimes they are the entire screen but this will only happen if your application is very simple.</text:p>
              </text:list-item>
              <text:list-item>
                <text:p>This means that if you are using more than one view per screen (the right thing for a large application) then in your viewport you should require and add all the views that you need.</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Controllers? What controllers?</text:p>
          </draw:text-box>
        </draw:frame>
        <draw:frame presentation:style-name="pr4" draw:layer="layout" svg:width="24.639cm" svg:height="12.178cm" svg:x="1.4cm" svg:y="4.914cm" presentation:class="outline">
          <draw:text-box>
            <text:list text:style-name="L3">
              <text:list-item>
                <text:p>So far we have been connecting events directly between components.</text:p>
              </text:list-item>
              <text:list-item>
                <text:p>This is fine for small scale.</text:p>
              </text:list-item>
              <text:list-item>
                <text:p>Once you hack your application into larger chunks like views you want the communication between the views to be mediated.</text:p>
              </text:list-item>
              <text:list-item>
                <text:p>You also want your whole screen state to change as a result of view events and this has nothing to do with the view itself.</text:p>
                <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text-style-name="P2" draw:layer="layout" svg:width="25.199cm" svg:height="3.506cm" svg:x="1.4cm" svg:y="0.837cm" presentation:class="title" presentation:user-transformed="true">
          <draw:text-box>
            <text:p text:style-name="P2"><text:span text:style-name="T1">Ext.app.Controller</text:span></text:p>
          </draw:text-box>
        </draw:frame>
        <draw:frame presentation:style-name="pr4" draw:layer="layout" svg:width="24.639cm" svg:height="12.178cm" svg:x="1.4cm" svg:y="4.914cm" presentation:class="outline">
          <draw:text-box>
            <text:list text:style-name="L3">
              <text:list-item>
                <text:p>Is the base class that you should extend to create a controller.</text:p>
              </text:list-item>
              <text:list-item>
                <text:p><text:span text:style-name="T1">init </text:span><text:span text:style-name="T2">is the method you should override to perform any controller specific construction.</text:span></text:p>
              </text:list-item>
              <text:list-item>
                <text:p><text:span text:style-name="T2">Here you will set up listeners for the various views.</text:span></text:p>
              </text:list-item>
              <text:list-item>
                <text:p><text:span text:style-name="T4">Remember: controller is not a component or a view. It has no “on screen” presence. It is just a mediator.</text:span></text:p>
              </text:list-item>
              <text:list-item>
                <text:p><text:span text:style-name="T4"/></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Setting up listeners in a controller</text:p>
          </draw:text-box>
        </draw:frame>
        <draw:frame presentation:style-name="pr4" draw:text-style-name="P2" draw:layer="layout" svg:width="24.639cm" svg:height="12.178cm" svg:x="1.4cm" svg:y="4.914cm" presentation:class="outline">
          <draw:text-box>
            <text:list text:style-name="L3">
              <text:list-item>
                <text:p text:style-name="P2"><text:span text:style-name="T1">init: function() {</text:span></text:p>
                <text:p text:style-name="P2"><text:span text:style-name="T1"><text:s text:c="4"/></text:span><text:span text:style-name="T1">this.control({</text:span></text:p>
                <text:p text:style-name="P2"><text:span text:style-name="T1"><text:s text:c="8"/></text:span><text:span text:style-name="T1">'stationslist': {</text:span></text:p>
                <text:p text:style-name="P2"><text:span text:style-name="T1"><text:s text:c="12"/></text:span><text:span text:style-name="T1">selectionchange: this.onStationSelect</text:span></text:p>
                <text:p text:style-name="P2"><text:span text:style-name="T1"><text:s text:c="8"/></text:span><text:span text:style-name="T1">},</text:span></text:p>
                <text:p text:style-name="P2"><text:span text:style-name="T1"><text:s text:c="8"/></text:span><text:span text:style-name="T1">'newstation': {</text:span></text:p>
                <text:p text:style-name="P2"><text:span text:style-name="T1"><text:s text:c="12"/></text:span><text:span text:style-name="T1">select: this.onNewStationSelect</text:span></text:p>
                <text:p text:style-name="P2"><text:span text:style-name="T1"/></text:p>
                <text:p text:style-name="P2"><text:span text:style-name="T1"><text:s text:c="4"/></text:span><text:span text:style-name="T1">});</text:span></text:p>
                <text:p text:style-name="P2"><text:span text:style-name="T1">}</text:spa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Adding controllers to the application</text:p>
          </draw:text-box>
        </draw:frame>
        <draw:frame presentation:style-name="pr4" draw:text-style-name="P2" draw:layer="layout" svg:width="24.639cm" svg:height="12.178cm" svg:x="1.4cm" svg:y="4.914cm" presentation:class="outline">
          <draw:text-box>
            <text:list text:style-name="L3">
              <text:list-item>
                <text:p text:style-name="P2"><text:span text:style-name="T1">Ext.application({</text:span></text:p>
                <text:p text:style-name="P2"><text:span text:style-name="T1"><text:s text:c="4"/></text:span><text:span text:style-name="T1">...</text:span></text:p>
                <text:p text:style-name="P2"><text:span text:style-name="T1"><text:s text:c="4"/></text:span><text:span text:style-name="T1">controllers: ['Station', 'Song']</text:span></text:p>
                <text:p text:style-name="P2"><text:span text:style-name="T1"><text:s text:c="4"/></text:span><text:span text:style-name="T1">...</text:span></text:p>
                <text:p text:style-name="P2"><text:span text:style-name="T1">});</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Adding views, models and stores to an application</text:p>
          </draw:text-box>
        </draw:frame>
        <draw:frame presentation:style-name="pr4" draw:text-style-name="P2" draw:layer="layout" svg:width="24.639cm" svg:height="12.178cm" svg:x="1.4cm" svg:y="4.914cm" presentation:class="outline">
          <draw:text-box>
            <text:list text:style-name="L3">
              <text:list-item>
                <text:p text:style-name="P2"><text:span text:style-name="T1">Ext.application({</text:span></text:p>
                <text:p text:style-name="P2"><text:span text:style-name="T1"><text:s text:c="4"/>…</text:span><text:span text:style-name="T1"><text:line-break/></text:span><text:span text:style-name="T1"> <text:s text:c="3"/></text:span><text:span text:style-name="T1">views: ['StationsList'],</text:span></text:p>
                <text:p text:style-name="P2"><text:span text:style-name="T1"><text:s text:c="4"/></text:span><text:span text:style-name="T1">models: ['Station', 'Song'],</text:span></text:p>
                <text:p text:style-name="P2"><text:span text:style-name="T1"><text:s text:c="4"/></text:span><text:span text:style-name="T1">stores: ['Stations', 'RecentSongs'],</text:span></text:p>
                <text:p text:style-name="P2"><text:span text:style-name="T1"><text:s text:c="4"/></text:span><text:span text:style-name="T1">...</text:span></text:p>
                <text:p text:style-name="P2"><text:span text:style-name="T1">});</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Why add anything to the application?</text:p>
          </draw:text-box>
        </draw:frame>
        <draw:frame presentation:style-name="pr4" draw:layer="layout" svg:width="24.639cm" svg:height="12.178cm" svg:x="1.4cm" svg:y="4.914cm" presentation:class="outline">
          <draw:text-box>
            <text:list text:style-name="L3">
              <text:list-item>
                <text:p>Because it creates very easy to use getters and setting according to the names of the components for you.</text:p>
              </text:list-item>
              <text:list-item>
                <text:p>Because it allows the application to load and initialize all of those components for you.</text:p>
              </text:list-item>
              <text:list-item>
                <text:p>Think of the application as the centralization of <text:s/>the management of all the disparate components making it up.</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text-style-name="P2" draw:layer="layout" svg:width="25.199cm" svg:height="3.506cm" svg:x="1.4cm" svg:y="0.837cm" presentation:class="title">
          <draw:text-box>
            <text:p text:style-name="P2"><text:span text:style-name="T1">Ext.ComponentQuery</text:span></text:p>
          </draw:text-box>
        </draw:frame>
        <draw:frame presentation:style-name="pr4" draw:layer="layout" svg:width="24.639cm" svg:height="12.178cm" svg:x="1.4cm" svg:y="4.914cm" presentation:class="outline">
          <draw:text-box>
            <text:list text:style-name="L3">
              <text:list-item>
                <text:p>Is part of the new infrastructure of Ext4.</text:p>
              </text:list-item>
              <text:list-item>
                <text:p>Allows you, using a query language similar to CSS selectors, to select ExtJs components/widgets.</text:p>
              </text:list-item>
              <text:list-item>
                <text:p>Example:</text:p>
                <text:p><text:span text:style-name="T1">var disabledFields = myFormPanel.query("{isDisabled()}");</text:span></text:p>
                <text:p><text:span text:style-name="T2">Will return all fields that are disabled under the </text:span><text:span text:style-name="T1">myFormPanel</text:span><text:span text:style-name="T2"> panel.</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Back to applications</text:p>
          </draw:text-box>
        </draw:frame>
        <draw:frame presentation:style-name="pr4" draw:layer="layout" svg:width="24.639cm" svg:height="12.178cm" svg:x="1.4cm" svg:y="4.914cm" presentation:class="outline">
          <draw:text-box>
            <text:list text:style-name="L3">
              <text:list-item>
                <text:p>You can use the new Ext.ComponentQuery infrastructure to allow bind applications together using the <text:span text:style-name="T1">refs </text:span><text:span text:style-name="T2">attribute of contollers.</text:span></text:p>
              </text:list-item>
              <text:list-item>
                <text:p><text:span text:style-name="T2">This is very handy since controller usually receive messages from views and manipulate other views.</text:span></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3.506cm" svg:x="1.4cm" svg:y="0.837cm" presentation:class="title">
          <draw:text-box>
            <text:p><text:span text:style-name="T1">refs</text:span> example...</text:p>
          </draw:text-box>
        </draw:frame>
        <draw:frame presentation:style-name="pr4" draw:layer="layout" svg:width="24.639cm" svg:height="12.178cm" svg:x="1.4cm" svg:y="4.914cm" presentation:class="outline">
          <draw:text-box>
            <text:list text:style-name="L3">
              <text:list-item>
                <text:p>In the controller:</text:p>
                <text:p><text:span text:style-name="T1">refs: [{</text:span></text:p>
                <text:p><text:span text:style-name="T1"><text:s text:c="4"/></text:span><text:span text:style-name="T1">// A component query using the selection language</text:span></text:p>
                <text:p><text:span text:style-name="T1"><text:s text:c="4"/></text:span><text:span text:style-name="T1">selector: 'viewport &gt; #west-region &gt; stationslist',</text:span></text:p>
                <text:p><text:span text:style-name="T1"><text:s text:c="4"/></text:span><text:span text:style-name="T1">ref: 'stationsList'</text:span></text:p>
                <text:p><text:span text:style-name="T1">}]</text:span></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3.506cm" svg:x="1.4cm" svg:y="0.837cm" presentation:class="title">
          <draw:text-box>
            <text:p>Controller <text:span text:style-name="T1">onLaunch</text:span></text:p>
          </draw:text-box>
        </draw:frame>
        <draw:frame presentation:style-name="pr4" draw:layer="layout" svg:width="24.639cm" svg:height="12.178cm" svg:x="1.4cm" svg:y="4.914cm" presentation:class="outline">
          <draw:text-box>
            <text:list text:style-name="L3">
              <text:list-item>
                <text:p>Is a method called on each controller once the application has loaded all components.</text:p>
              </text:list-item>
              <text:list-item>
                <text:p>This is the place to do any configuring of the UI, registration etc.</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3.506cm" svg:x="1.4cm" svg:y="0.837cm" presentation:class="title">
          <draw:text-box>
            <text:p>Finally we need to write the controller logic...</text:p>
          </draw:text-box>
        </draw:frame>
        <draw:frame presentation:style-name="pr4" draw:layer="layout" svg:width="24.639cm" svg:height="12.178cm" svg:x="1.4cm" svg:y="4.914cm" presentation:class="outline">
          <draw:text-box>
            <text:list text:style-name="L3">
              <text:list-header>
                <text:p>onNewStationSelect: function(field, selection) {</text:p>
                <text:p><text:s text:c="4"/>var selected = selection[0],</text:p>
                <text:p><text:s text:c="8"/>store = this.getStationsStore(),</text:p>
                <text:p><text:s text:c="8"/>list = this.getStationsList();</text:p>
                <text:p/>
                <text:p><text:s text:c="4"/>if (selected &amp;&amp; !store.getById(selected.get('id'))) {</text:p>
                <text:p><text:s text:c="8"/>// If the newly selected station does not exist in our station store we add it</text:p>
                <text:p><text:s text:c="8"/>store.add(selected);</text:p>
                <text:p><text:s text:c="4"/>}</text:p>
                <text:p/>
                <text:p><text:s text:c="4"/>// We select the station in the Station list</text:p>
                <text:p><text:s text:c="4"/>list.getSelectionModel().select(selected);</text:p>
                <text:p>}</text:p>
              </text:list-header>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3.506cm" svg:x="1.4cm" svg:y="0.837cm" presentation:class="title">
          <draw:text-box>
            <text:p>Conclusions...</text:p>
          </draw:text-box>
        </draw:frame>
        <draw:frame presentation:style-name="pr4" draw:layer="layout" svg:width="24.639cm" svg:height="12.178cm" svg:x="1.4cm" svg:y="4.914cm" presentation:class="outline" presentation:user-transformed="true">
          <draw:text-box>
            <text:list text:style-name="L3">
              <text:list-item>
                <text:p>Applications and controllers are added features on Views, Models and Stores which we have already seen.</text:p>
              </text:list-item>
              <text:list-item>
                <text:p>The allow you to split your application into manageable chunks which are parts of your screen.</text:p>
              </text:list-item>
              <text:list-item>
                <text:p>Controllers allow you to co-ordinate those parts so that the parts themselves remain independent. </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8T04:35:37</meta:creation-date>
    <meta:editing-duration>PT3H35M51S</meta:editing-duration>
    <meta:editing-cycles>10</meta:editing-cycles>
    <dc:date>2012-05-18T08:25:27</dc:date>
    <meta:generator>LibreOffice/3.5$Linux_x86 LibreOffice_project/350m1$Build-2</meta:generator>
    <meta:document-statistic meta:object-count="120"/>
  </office:meta>
</office:document-meta>
</file>